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60%" fo:text-align="justify" style:justify-single-word="false" fo:orphans="0" fo:widows="0" fo:text-indent="0in" style:auto-text-indent="false" style:vertical-align="baseline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60%" fo:text-align="justify" style:justify-single-word="false" fo:orphans="0" fo:widows="0" fo:text-indent="0in" style:auto-text-indent="false" style:vertical-align="baseline" style:writing-mode="lr-tb"/>
      <style:text-properties fo:color="#000000" style:font-name="함초롬바탕" fo:font-size="10pt" style:font-name-asian="함초롬바탕1" style:font-size-asian="10pt" style:font-name-complex="함초롬바탕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60%" fo:text-align="justify" style:justify-single-word="false" fo:orphans="0" fo:widows="0" fo:text-indent="0in" style:auto-text-indent="false" style:vertical-align="baseline" style:writing-mode="lr-tb"/>
      <style:text-properties fo:color="#000000" style:font-name="함초롬바탕" fo:font-size="10pt" fo:font-weight="bold" style:font-name-asian="함초롬바탕1" style:font-size-asian="10pt" style:font-weight-asian="bold" style:font-name-complex="함초롬바탕1"/>
    </style:style>
    <style:style style:name="T1" style:family="text">
      <style:text-properties fo:color="#000000" style:font-name="함초롬바탕" fo:font-size="10pt" style:font-name-asian="함초롬바탕1" style:font-size-asian="10pt" style:font-name-complex="함초롬바탕1"/>
    </style:style>
    <style:style style:name="T2" style:family="text">
      <style:text-properties fo:color="#000000" style:font-name="함초롬바탕" fo:font-size="10pt" fo:font-weight="bold" style:font-name-asian="함초롬바탕1" style:font-size-asian="10pt" style:font-weight-asian="bold" style:font-name-complex="함초롬바탕1"/>
    </style:style>
    <style:style style:name="T3" style:family="text">
      <style:text-properties officeooo:rsid="00144d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018. 05. 29</text:span></text:p>
      <text:p text:style-name="P2"/>
      <text:p text:style-name="P1"><text:span text:style-name="T1">Github / CUBRID</text:span></text:p>
      <text:p text:style-name="P2"/>
      <text:p text:style-name="P1"><text:span text:style-name="T1">• 선정 커뮤니티 GitHub 소개 ( URL 포함 ) </text:span></text:p>
      <text:p text:style-name="P1"><text:span text:style-name="T1">https://github.com/CUBRID/cubrid</text:span></text:p>
      <text:p text:style-name="P1"><text:span text:style-name="T1">CUBRID is a DBMS being supported by an active community of open source developers and provides better performance and features necessary for Web services(Mainly C language). </text:span></text:p>
      <text:p text:style-name="P1"><text:span text:style-name="T1">CUBRID is distributed under three licenses according to its component, Database engine is under GPL v2 or later and APIs and Connectors are under BSD license.</text:span></text:p>
      <text:p text:style-name="P2"/>
      <text:p text:style-name="P1"><text:span text:style-name="T1">1. 팀 별 정적 페이지 꾸미기 추가작업</text:span></text:p>
      <text:p text:style-name="P1"><text:span text:style-name="T1">http://34.201.172.110/wordpress/</text:span></text:p>
      <text:p text:style-name="P1"><text:span text:style-name="T1"><text:s text:c="2"/>- 정적페이지 테마 변경, 프로젝트 소개문 작성</text:span></text:p>
      <text:p text:style-name="P2"/>
      <text:p text:style-name="P1"><text:span text:style-name="T1">2. 추가 커뮤니티 활동 정리</text:span></text:p>
      <text:p text:style-name="P1"><text:span text:style-name="T1"><text:s text:c="3"/>- fork()를 했더니 18-1-SKKU-OSS 그룹으로 밖에 프로젝트를 가져올 수가 없어 프로젝트 페이지에서 코드를 복사하여 L9조 repository에 붙여넣었습니다.</text:span></text:p>
      <text:p text:style-name="P2"/>
      <text:p text:style-name="P1"><text:span text:style-name="T1">3. 커뮤니티 프로젝트 소스 클론 및 써보기</text:span></text:p>
      <text:p text:style-name="P1"><text:span text:style-name="T1"><text:s text:c="3"/>- 완료</text:span></text:p>
      <text:p text:style-name="P2"/>
      <text:p text:style-name="P1"><text:span text:style-name="T1">4. 팀 깃 허브에 브랜치 </text:span><text:span text:style-name="T2">/ 클론 만들어 개인별 Pull Request 수행과 팀 커밋</text:span></text:p>
      <text:p text:style-name="P1"><text:span text:style-name="T2"><text:s text:c="3"/>- 완료</text:span></text:p>
      <text:p text:style-name="P3"/>
      <text:p text:style-name="P1"><text:span text:style-name="T1">5. 팀 깃 허브에서 커뮤니티 프로젝트에 기여 및 </text:span><text:span text:style-name="T2">Pull Request 보내보기</text:span></text:p>
      <text:p text:style-name="P3"/>
      <text:p text:style-name="P1"><text:span text:style-name="T1">6. 팀과 개인 별 활동내용 정리 및 팀 위키에 정리</text:span></text:p>
      <text:p text:style-name="P1"><text:span text:style-name="T1"><text:s text:c="3"/>- 곽현기, 김성준 : clone pull request, commit</text:span></text:p>
      <text:p text:style-name="P1"><text:span text:style-name="T1"><text:s text:c="3"/>- 윤여찬, 류정석 : 정적 페이지 꾸미기</text:span></text:p>
      <text:p text:style-name="P1"><text:span text:style-name="T1">7. 향후 진행 방향</text:span></text:p>
      <text:p text:style-name="P1"><text:span text:style-name="T1"><text:s text:c="3"/>- Issue에 올라온 것들을 정리</text:span></text:p>
      <text:p text:style-name="P1"><text:soft-page-break/><text:span text:style-name="T1"><text:s text:c="3"/>- readme.md 수정</text:span></text:p>
      <text:p text:style-name="P1"><text:span text:style-name="T1">8. Github ID</text:span></text:p>
      <text:p text:style-name="P2"/>
      <text:p text:style-name="P1"><text:span text:style-name="T1">곽현기 gwiseki</text:span></text:p>
      <text:p text:style-name="P1"><text:span text:style-name="T1">김성준 rubybee</text:span></text:p>
      <text:p text:style-name="P1"><text:span text:style-name="T1">류정석 ryoo0424</text:span></text:p>
      <text:p text:style-name="P1"><text:span text:style-name="T1">윤여찬 manshimaro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5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3:43:01.670573991</meta:creation-date>
    <meta:initial-creator>gwak0</meta:initial-creator>
    <dc:date>2018-05-29T03:48:39.798190901</dc:date>
    <meta:editing-duration>PT5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38" meta:character-count="958" meta:non-whitespace-character-count="771"/>
    <meta:user-defined meta:name="Operator">gwak0</meta:user-defined>
  </office:meta>
</office:document-meta>
</file>